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e1c4" officeooo:paragraph-rsid="0015e1c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fo:font-weight="normal" officeooo:rsid="0015e1c4" officeooo:paragraph-rsid="0015e1c4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2">
      <style:text-properties fo:font-size="11pt" fo:font-weight="normal" officeooo:rsid="0015e1c4" officeooo:paragraph-rsid="0015e1c4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3">
      <style:text-properties fo:font-size="11pt" fo:font-weight="normal" officeooo:rsid="0015e1c4" officeooo:paragraph-rsid="0015e1c4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4">
      <style:text-properties fo:font-size="11pt" fo:font-weight="normal" officeooo:rsid="0016cb5f" officeooo:paragraph-rsid="0016cb5f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16cb5f" officeooo:paragraph-rsid="0016cb5f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6">
      <style:text-properties fo:font-size="11pt" fo:font-weight="normal" officeooo:rsid="0016cb5f" officeooo:paragraph-rsid="0016cb5f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4">
      <style:text-properties fo:font-size="11pt" style:text-underline-style="solid" style:text-underline-width="auto" style:text-underline-color="font-color" fo:font-weight="normal" officeooo:rsid="0016cb5f" officeooo:paragraph-rsid="0016cb5f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normal" officeooo:rsid="0016cb5f" officeooo:paragraph-rsid="0016cb5f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5">
      <style:text-properties fo:font-size="11pt" style:text-underline-style="solid" style:text-underline-width="auto" style:text-underline-color="font-color" fo:font-weight="normal" officeooo:rsid="0016cb5f" officeooo:paragraph-rsid="0016cb5f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3">
      <style:text-properties officeooo:paragraph-rsid="0015e1c4"/>
    </style:style>
    <style:style style:name="T1" style:family="text">
      <style:text-properties fo:font-size="11pt" fo:font-weight="normal" officeooo:rsid="0015e1c4" style:font-size-asian="9.60000038146973pt" style:font-weight-asian="normal" style:font-size-complex="11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ktikum 1:</text:p>
      <text:p text:style-name="P2"/>
      <text:p text:style-name="P2">a.) Nennen Sie zwei Funktionen die ein Betriebssystem erfüllt in Hinsicht auf seine</text:p>
      <text:p text:style-name="P2">Rolle als Mittler zwischen Programmen und Resourcen.</text:p>
      <text:p text:style-name="P2"/>
      <text:list xml:id="list1000065571" text:style-name="L2">
        <text:list-item>
          <text:p text:style-name="P3">Abstrahierung der Hardware</text:p>
        </text:list-item>
        <text:list-item>
          <text:p text:style-name="P3">Verwaltung von Resourcen (CPU, RAM,…)</text:p>
        </text:list-item>
      </text:list>
      <text:p text:style-name="P2"/>
      <text:p text:style-name="P2">b) Benennen Sie die zwei zentralen CPU Modi. Wie unterscheiden Sie sich in Hin-</text:p>
      <text:p text:style-name="P2">blick auf die Möglichkeiten auf Hardware zuzugreifen?</text:p>
      <text:p text:style-name="P2"/>
      <text:list xml:id="list3363775296" text:style-name="L3">
        <text:list-item>
          <text:p text:style-name="P11"><text:span text:style-name="T1">Kernel Mode: Läuft auf höchstem priviligierungs Level, kann auf gesamte Hardware zugreifen.</text:span></text:p>
        </text:list-item>
        <text:list-item>
          <text:p text:style-name="P4">User Mode: Hier laufen z.B. Programme, haben nur eingeschränkten Zugriff auf Hardware</text:p>
        </text:list-item>
      </text:list>
      <text:p text:style-name="P2"/>
      <text:p text:style-name="P2">c) Benennen und beschreiben Sie die üblichen Komponenten eines Betriebssystems.</text:p>
      <text:p text:style-name="P2"/>
      <text:list xml:id="list2732921138" text:style-name="L4">
        <text:list-item>
          <text:p text:style-name="P5"><text:span text:style-name="T2">Scheduler:</text:span> Kümmert sich um die faire, performante Ausführung von Prozessen.</text:p>
        </text:list-item>
        <text:list-item>
          <text:p text:style-name="P5"><text:span text:style-name="T2">Treiber:</text:span><text:span text:style-name="T3"> </text:span>Zuständig für die richtige Nutzung von Hardware, über Systemcalls verwendet. Abstraktion zum Nutzer hin. </text:p>
        </text:list-item>
        <text:list-item>
          <text:p text:style-name="P5"><text:span text:style-name="T2">VMM:</text:span> Mapping von realem Speicher auf virtuellen → Verhinderung von Fragmentierung oder z.B Segmentation Faults.</text:p>
        </text:list-item>
        <text:list-item>
          <text:p text:style-name="P5"><text:span text:style-name="T2">File System:</text:span> Organisiert, Strukturiert und speichert Datensätze im Hintergrundspeicher (Festplatte)</text:p>
        </text:list-item>
        <text:list-item>
          <text:p text:style-name="P8">IPC:<text:span text:style-name="T3"> Nachrichten und Daten zwischen Programmen austauschen.</text:span></text:p>
        </text:list-item>
      </text:list>
      <text:p text:style-name="P9"><text:span text:style-name="T3"/></text:p>
      <text:p text:style-name="P9"><text:span text:style-name="T3">d) Was ist der zentrale Unterschied zwischen einem monolithischen Kernel und einem</text:span></text:p>
      <text:p text:style-name="P9"><text:span text:style-name="T3">Microkernel?</text:span></text:p>
      <text:p text:style-name="P9"><text:span text:style-name="T3"/></text:p>
      <text:list xml:id="list1136339112" text:style-name="L5">
        <text:list-item>
          <text:p text:style-name="P10">Monolitisch:<text:span text:style-name="T3"> Alle Betriebssystem Komponenten sind Teil des Kernels und laufen im Supervisor Mode</text:span></text:p>
        </text:list-item>
      </text:list>
      <text:p text:style-name="P9"><text:span text:style-name="T3"/></text:p>
      <text:list xml:id="list92824433672085" text:continue-numbering="true" text:style-name="L5">
        <text:list-item>
          <text:p text:style-name="P10">Micro:<text:span text:style-name="T3"> Nur essentielle Dienste laufen im Supervisor Mode (Scheduler, VMM, IPC). Anderen Dienste laufen im User Mode.</text:span></text:p>
        </text:list-item>
      </text:list>
      <text:p text:style-name="P6"/>
      <text:p text:style-name="P6">e) Mit welcher Methode kann ein Programm im Userspace den Kernel aufrufen?</text:p>
      <text:p text:style-name="P6"/>
      <text:list xml:id="list2767805312" text:style-name="L6">
        <text:list-item>
          <text:p text:style-name="P7">System Calls, sind defenierte Schnittstellen zu Diensten des Kernel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1T09:08:20.637374464</meta:creation-date>
    <dc:date>2020-05-01T09:28:15.303749371</dc:date>
    <meta:editing-duration>PT19M54S</meta:editing-duration>
    <meta:editing-cycles>2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21" meta:word-count="218" meta:character-count="1516" meta:non-whitespace-character-count="1330"/>
  </office:meta>
</office:document-meta>
</file>